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ay Dixit</text:initial-creator></text:p>
      <text:p text:style-name="OrgSubtitle"/>
      <text:h text:style-name="Heading_20_1_unnumbered" text:outline-level="1" text:is-list-header="true">
<text:bookmark-start text:name="OrgXref.org2ab954b"/>
<text:bookmark text:name="org2ab954b"/>A very Neil Dixit birthday
<text:bookmark-end text:name="OrgXref.org2ab954b"/></text:h>
      <text:p text:style-name="Text_20_body">Friends,
</text:p>
      <text:p text:style-name="Text_20_body">On Wednesday May 3rd, Neil will turn birthday for the birthdayth time, a solemn and austere occasion that calls for a most frivolous and profligate celebration.
</text:p>
      <text:p text:style-name="Text_20_body">The night will begin with a tasting of mezcal, a rare Mexican spirit with mysterious mystical qualities, to be followed in turn with conversation, carousing, and general merriment. So please join us on Wednesday in raising a glass to the thoughtful and generous man that is Neil Dixit.
</text:p>
      <text:p text:style-name="Text_20_body">Until then!
</text:p>
      <text:p text:style-name="Text_20_body">Jay
</text:p>
      <text:p text:style-name="Text_20_body"><text:span text:style-name="Bold">The Place</text:span>: <text:a xlink:type="simple" xlink:href="https://goo.gl/maps/HsKu8XZqAFE2">Night of Joy</text:a> <text:line-break/><text:span text:style-name="Bold">The Address</text:span>: 667 Lorimer St, Brooklyn, NY 11211 <text:line-break/><text:span text:style-name="Bold">The Map</text:span>: <text:a xlink:type="simple" xlink:href="https://goo.gl/maps/HsKu8XZqAFE2"><text:a xlink:type="simple" xlink:href="https://goo.gl/maps/HsKu8XZqAFE2">https://goo.gl/maps/HsKu8XZqAFE2</text:a></text:a> <text:line-break/><text:span text:style-name="Bold">The Time</text:span>: Wednesday, May 3, 7:00pm 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y Dixit</dc:creator>
    <meta:initial-creator>Jay Dixit</meta:initial-creator>
    <dc:date>2017-04-29T21:33:10</dc:date>
    <meta:creation-date>2017-04-29T21:33:10</meta:creation-date>
    <meta:generator>Emacs 25.1.1 (Org mode 9.0.5)</meta:generator>
    <meta:keyword/>
    <dc:subject/>
    <dc:title/>
  </office:meta>
</office:document-meta>
</file>